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Bold" svg:font-family="Time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Bold1" svg:font-family="Times-Bold"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text-properties style:font-name="Times-Bold" fo:font-size="16pt" fo:font-weight="bold" officeooo:rsid="000d2fa0" officeooo:paragraph-rsid="00039a84" style:font-size-asian="16pt" style:font-weight-asian="bold" style:font-name-complex="Times-Bold1" style:font-size-complex="16pt" style:font-weight-complex="bold"/>
    </style:style>
    <style:style style:name="P2" style:family="paragraph" style:parent-style-name="Standard">
      <style:paragraph-properties fo:margin-top="0in" fo:margin-bottom="0in" loext:contextual-spacing="false" fo:line-height="100%" fo:text-align="start" style:justify-single-word="false"/>
      <style:text-properties style:font-name="Times-Bold" fo:font-size="16pt" fo:font-weight="bold" officeooo:rsid="000d2fa0" officeooo:paragraph-rsid="00039a84" style:font-size-asian="16pt" style:font-weight-asian="bold" style:font-name-complex="Times-Bold1" style:font-size-complex="16pt" style:font-weight-complex="bold"/>
    </style:style>
    <style:style style:name="P3" style:family="paragraph" style:parent-style-name="Standard">
      <style:paragraph-properties fo:margin-top="0in" fo:margin-bottom="0in" loext:contextual-spacing="false" fo:line-height="100%" fo:text-align="center" style:justify-single-word="false"/>
      <style:text-properties style:font-name="Times-Bold" fo:font-size="16pt" fo:font-weight="bold" officeooo:paragraph-rsid="00039a84" style:font-size-asian="16pt" style:font-weight-asian="bold" style:font-name-complex="Times-Bold1" style:font-size-complex="16pt" style:font-weight-complex="bold"/>
    </style:style>
    <style:style style:name="P4" style:family="paragraph" style:parent-style-name="Standard">
      <style:paragraph-properties fo:margin-top="0in" fo:margin-bottom="0in" loext:contextual-spacing="false" fo:line-height="100%" fo:text-align="center" style:justify-single-word="false"/>
      <style:text-properties style:font-name="Times-Bold" fo:font-size="16pt" fo:font-weight="bold" officeooo:rsid="000de234" officeooo:paragraph-rsid="000de234" style:font-size-asian="16pt" style:font-weight-asian="bold" style:font-name-complex="Times-Bold1" style:font-size-complex="16pt" style:font-weight-complex="bold"/>
    </style:style>
    <style:style style:name="P5" style:family="paragraph" style:parent-style-name="Text_20_body">
      <style:paragraph-properties fo:margin-top="0in" fo:margin-bottom="0in" loext:contextual-spacing="false" fo:line-height="100%" fo:text-align="start" style:justify-single-word="false"/>
      <style:text-properties fo:font-variant="normal" fo:text-transform="none" fo:color="#222222" style:font-name="Liberation Serif" fo:font-size="12pt" fo:letter-spacing="normal" fo:font-style="normal" fo:font-weight="normal" officeooo:rsid="00076019" officeooo:paragraph-rsid="00076019" style:font-size-asian="16pt" style:font-weight-asian="normal" style:font-name-complex="Times-Bold1" style:font-size-complex="16pt" style:font-weight-complex="normal"/>
    </style:style>
    <style:style style:name="P6" style:family="paragraph" style:parent-style-name="Text_20_body">
      <style:paragraph-properties fo:margin-top="0in" fo:margin-bottom="0in" loext:contextual-spacing="false" fo:line-height="100%" fo:text-align="start" style:justify-single-word="false"/>
      <style:text-properties fo:font-variant="normal" fo:text-transform="none" fo:color="#222222" style:font-name="Liberation Serif" fo:font-size="12pt" fo:letter-spacing="normal" fo:font-style="normal" fo:font-weight="bold" officeooo:rsid="00076019" officeooo:paragraph-rsid="00076019" style:font-size-asian="16pt" style:font-weight-asian="bold" style:font-name-complex="Times-Bold1" style:font-size-complex="16pt" style:font-weight-complex="bold"/>
    </style:style>
    <style:style style:name="P7" style:family="paragraph" style:parent-style-name="Text_20_body">
      <style:paragraph-properties fo:margin-top="0in" fo:margin-bottom="0in" loext:contextual-spacing="false" fo:line-height="100%" fo:text-align="start" style:justify-single-word="false"/>
      <style:text-properties fo:font-variant="normal" fo:text-transform="none" fo:color="#222222" style:font-name="Liberation Serif" fo:font-size="12pt" fo:letter-spacing="normal" fo:font-style="normal" fo:font-weight="bold" officeooo:rsid="000fe949" officeooo:paragraph-rsid="000fe949" style:font-size-asian="16pt" style:font-weight-asian="bold" style:font-name-complex="Times-Bold1" style:font-size-complex="16pt" style:font-weight-complex="bold"/>
    </style:style>
    <style:style style:name="P8" style:family="paragraph" style:parent-style-name="Text_20_body">
      <style:text-properties fo:font-weight="bold" officeooo:paragraph-rsid="00039a84"/>
    </style:style>
    <style:style style:name="T1" style:family="text">
      <style:text-properties officeooo:rsid="0008bda7"/>
    </style:style>
    <style:style style:name="T2" style:family="text">
      <style:text-properties fo:font-weight="normal" style:font-weight-asian="normal" style:font-weight-complex="normal"/>
    </style:style>
    <style:style style:name="T3" style:family="text">
      <style:text-properties officeooo:rsid="000e8fe8" style:font-weight-asian="bold" style:font-weight-complex="bold"/>
    </style:style>
    <style:style style:name="T4" style:family="text">
      <style:text-properties fo:font-variant="normal" fo:text-transform="none" fo:color="#222222" style:font-name="Liberation Serif" fo:font-size="12pt" fo:letter-spacing="normal" fo:font-style="normal" fo:font-weight="normal" officeooo:rsid="000e8fe8" style:font-weight-asian="normal" style:font-weight-complex="normal"/>
    </style:style>
    <style:style style:name="T5" style:family="text">
      <style:text-properties fo:font-variant="normal" fo:text-transform="none" fo:color="#222222" style:font-name="Liberation Serif" fo:font-size="12pt" fo:letter-spacing="normal" fo:font-style="normal" fo:font-weight="normal" officeooo:rsid="00078454"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076019"/>
    </style:style>
    <style:style style:name="T8" style:family="text">
      <style:text-properties officeooo:rsid="00078454"/>
    </style:style>
    <style:style style:name="T9" style:family="text">
      <style:text-properties officeooo:rsid="000e75a8"/>
    </style:style>
    <style:style style:name="T10" style:family="text">
      <style:text-properties officeooo:rsid="00130e1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text:span text:style-name="T1">OMP</text:span> 20<text:span text:style-name="T1">0</text:span>: <text:span text:style-name="T1">Data Structures and Algorithms</text:span></text:p>
      <text:p text:style-name="P4"><text:span text:style-name="T10">Fall</text:span> 2020</text:p>
      <text:p text:style-name="P1">Lab <text:span text:style-name="T10">9</text:span>: <text:span text:style-name="T8">Maps and Hash Tables</text:span></text:p>
      <text:p text:style-name="P2"/>
      <text:p text:style-name="P8"><text:span text:style-name="T3">Task 1: </text:span><text:span text:style-name="T4">Implement the </text:span><text:span text:style-name="T5">ChainHashMap</text:span><text:span text:style-name="T4"> class from Chapter </text:span><text:span text:style-name="T5">10</text:span><text:span text:style-name="T4"> of the book.</text:span></text:p>
      <text:p text:style-name="P6">Task <text:span text:style-name="T10">2</text:span>: <text:span text:style-name="T2">Computing a hash code can be expensive, especially for lengthy keys. In our hash table implementations, we compute the hash code when first inserting an item, and recompute each item’s hash code each time we resize our table. Python’s dict class makes an interesting trade-off. The hash</text:span></text:p>
      <text:p text:style-name="P5">code is computed once, when an item is inserted, and the hash code is stored as an extra field of the item composite, so that it need not be recomputed. Reimplement our Hash<text:span text:style-name="T9">Map</text:span>Base class to use such an approach.</text:p>
      <text:p text:style-name="P5"/>
      <text:p text:style-name="P7">Task <text:span text:style-name="T10">3</text:span>: <text:span text:style-name="T2">Use your ChainHashMap class to compute the 20 most frequent words from the attached file “(1) The Hunger Games.txt”. You cannot use a Python dictionary for this tas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Bold" svg:font-family="Time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Bold1" svg:font-family="Times-Bo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3T20:49:21.141487190</meta:creation-date>
    <dc:date>2021-01-15T16:04:17.228598001</dc:date>
    <meta:editing-duration>PT16H5M34S</meta:editing-duration>
    <meta:editing-cycles>8</meta:editing-cycles>
    <meta:generator>LibreOffice/6.0.7.3$Linux_X86_64 LibreOffice_project/00m0$Build-3</meta:generator>
    <meta:document-statistic meta:table-count="0" meta:image-count="0" meta:object-count="0" meta:page-count="1" meta:paragraph-count="7" meta:word-count="144" meta:character-count="824" meta:non-whitespace-character-count="687"/>
  </office:meta>
</office:document-meta>
</file>